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2.3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3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8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1.2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1">
      <style:table-cell-properties fo:border-bottom="none" fo:background-color="#00a933" fo:border-left="none" fo:border-right="none" fo:border-top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 style:data-style-name="N11">
      <style:table-cell-properties fo:background-color="#ff8000"/>
    </style:style>
    <style:style style:name="ce13" style:family="table-cell" style:parent-style-name="Default" style:data-style-name="N11">
      <style:table-cell-properties fo:background-color="#ff0000"/>
    </style:style>
    <style:style style:name="ce14" style:family="table-cell" style:parent-style-name="Default" style:data-style-name="N11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1">
      <style:table-cell-properties fo:border-bottom="none" fo:background-color="#ff0000" fo:border-left="none" fo:border-right="none" fo:border-top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1">
      <style:table-cell-properties fo:background-color="#ff8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1">
      <style:table-cell-properties fo:background-color="#ff0000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ackground-color="#00a933"/>
    </style:style>
    <style:style style:name="ce21" style:family="table-cell" style:parent-style-name="Default" style:data-style-name="N11">
      <style:table-cell-properties fo:background-color="#00a933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00a933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none" fo:border-left="none" fo:border-right="none" fo:border-top="0.99pt solid #000000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ackground-color="#dedce6"/>
    </style:style>
    <style:style style:name="ce27" style:family="table-cell" style:parent-style-name="Default" style:data-style-name="N11">
      <style:table-cell-properties fo:background-color="#dedce6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airEfficacyFormula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Top level results for different theoretical and real proximity protocols</text:p>
          </table:table-cell>
          <table:covered-table-cell table:number-columns-repeated="4" table:style-name="Default"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Epidemiological (Perfect performance)</text:p>
          </table:table-cell>
          <table:table-cell table:style-name="ce6" office:value-type="string" calcext:value-type="string">
            <text:p>2-min, exact time, advert only</text:p>
          </table:table-cell>
          <table:table-cell table:style-name="ce6" office:value-type="string" calcext:value-type="string">
            <text:p>5-min Annealed, advert only</text:p>
          </table:table-cell>
          <table:table-cell table:style-name="ce6" office:value-type="string" calcext:value-type="string">
            <text:p>5-min Annealed, 10 distance bounds, advert only</text:p>
          </table:table-cell>
          <table:table-cell table:style-name="ce6" office:value-type="string" calcext:value-type="string">
            <text:p>Herald OSS (VMware)</text:p>
          </table:table-cell>
          <table:table-cell/>
          <table:table-cell table:style-name="ce25" office:value-type="string" calcext:value-type="string">
            <text:p>Your Protocol Name Goes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ountry</text:p>
          </table:table-cell>
          <table:table-cell table:number-columns-repeated="4" office:value-type="percentage" office:value="0.7253" calcext:value-type="percentage">
            <text:p>72.53%</text:p>
          </table:table-cell>
          <table:table-cell table:style-name="ce7" office:value-type="percentage" office:value="0.7253" calcext:value-type="percentage">
            <text:p>72.53%</text:p>
          </table:table-cell>
          <table:table-cell/>
          <table:table-cell table:style-name="ce7" office:value-type="percentage" office:value="0.7253" calcext:value-type="percentage">
            <text:p>72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rdware</text:p>
          </table:table-cell>
          <table:table-cell office:value-type="percentage" office:value="0.9918" calcext:value-type="percentage">
            <text:p>99.18%</text:p>
          </table:table-cell>
          <table:table-cell table:number-columns-repeated="3" table:style-name="ce12" office:value-type="percentage" office:value="0.8518" calcext:value-type="percentage">
            <text:p>85.18%</text:p>
          </table:table-cell>
          <table:table-cell table:style-name="ce20" office:value-type="percentage" office:value="0.9819" calcext:value-type="percentage">
            <text:p>98.19%</text:p>
          </table:table-cell>
          <table:table-cell/>
          <table:table-cell table:style-name="ce26" office:value-type="percentage" office:value="0.9918" calcext:value-type="percentage">
            <text:p>99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ftware</text:p>
          </table:table-cell>
          <table:table-cell office:value-type="percentage" office:value="1" calcext:value-type="percentage">
            <text:p>100.00%</text:p>
          </table:table-cell>
          <table:table-cell table:number-columns-repeated="3" table:style-name="ce12" office:value-type="percentage" office:value="0.804" calcext:value-type="percentage">
            <text:p>80.40%</text:p>
          </table:table-cell>
          <table:table-cell table:style-name="ce20" office:value-type="percentage" office:value="0.98" calcext:value-type="percentage">
            <text:p>98.00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pec</text:p>
          </table:table-cell>
          <table:table-cell table:formula="of:=[.B4]*[.B5]*[.B6]" office:value-type="percentage" office:value="0.71935254" calcext:value-type="percentage">
            <text:p>71.94%</text:p>
          </table:table-cell>
          <table:table-cell table:formula="of:=[.C4]*[.C5]*[.C6]" office:value-type="percentage" office:value="0.49671967416" calcext:value-type="percentage">
            <text:p>49.67%</text:p>
          </table:table-cell>
          <table:table-cell table:formula="of:=[.D4]*[.D5]*[.D6]" office:value-type="percentage" office:value="0.49671967416" calcext:value-type="percentage">
            <text:p>49.67%</text:p>
          </table:table-cell>
          <table:table-cell table:formula="of:=[.E4]*[.E5]*[.E6]" office:value-type="percentage" office:value="0.49671967416" calcext:value-type="percentage">
            <text:p>49.67%</text:p>
          </table:table-cell>
          <table:table-cell table:style-name="ce7" table:formula="of:=[.F4]*[.F5]*[.F6]" office:value-type="percentage" office:value="0.6979286286" calcext:value-type="percentage">
            <text:p>69.79%</text:p>
          </table:table-cell>
          <table:table-cell/>
          <table:table-cell table:style-name="ce7" table:formula="of:=[.H4]*[.H5]*[.H6]" office:value-type="percentage" office:value="0.71935254" calcext:value-type="percentage">
            <text:p>71.94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spec squared</text:p>
          </table:table-cell>
          <table:table-cell table:style-name="ce8" table:formula="of:=POWER([.B7];2)" office:value-type="percentage" office:value="0.517468076804452" calcext:value-type="percentage">
            <text:p>51.75%</text:p>
          </table:table-cell>
          <table:table-cell table:style-name="ce8" table:formula="of:=POWER([.C7];2)" office:value-type="percentage" office:value="0.246730434697617" calcext:value-type="percentage">
            <text:p>24.67%</text:p>
          </table:table-cell>
          <table:table-cell table:style-name="ce8" table:formula="of:=POWER([.D7];2)" office:value-type="percentage" office:value="0.246730434697617" calcext:value-type="percentage">
            <text:p>24.67%</text:p>
          </table:table-cell>
          <table:table-cell table:style-name="ce8" table:formula="of:=POWER([.E7];2)" office:value-type="percentage" office:value="0.246730434697617" calcext:value-type="percentage">
            <text:p>24.67%</text:p>
          </table:table-cell>
          <table:table-cell table:style-name="ce8" table:formula="of:=POWER([.F7];2)" office:value-type="percentage" office:value="0.487104370619477" calcext:value-type="percentage">
            <text:p>48.71%</text:p>
          </table:table-cell>
          <table:table-cell/>
          <table:table-cell table:style-name="ce8" table:formula="of:=POWER([.H7];2)" office:value-type="percentage" office:value="0.517468076804452" calcext:value-type="percentage">
            <text:p>51.75%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Detection rate</text:p>
          </table:table-cell>
          <table:table-cell table:number-columns-repeated="5" table:style-name="ce36" office:value-type="percentage" office:value="1" calcext:value-type="percentage">
            <text:p>100.00%</text:p>
          </table:table-cell>
          <table:table-cell table:style-name="ce52"/>
          <table:table-cell table:style-name="ce3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verage</text:p>
          </table:table-cell>
          <table:table-cell table:style-name="ce6" office:value-type="string" calcext:value-type="string">
            <text:p>Provides full</text:p>
          </table:table-cell>
          <table:table-cell table:number-columns-repeated="3" table:style-name="ce6" office:value-type="string" calcext:value-type="string">
            <text:p>Provides partial</text:p>
          </table:table-cell>
          <table:table-cell table:style-name="ce6" office:value-type="string" calcext:value-type="string">
            <text:p>Provides full</text:p>
          </table:table-cell>
          <table:table-cell table:style-name="ce6"/>
          <table:table-cell table:style-name="ce6" office:value-type="string" calcext:value-type="string">
            <text:p>Provides 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ntinuity</text:p>
          </table:table-cell>
          <table:table-cell office:value-type="percentage" office:value="1" calcext:value-type="percentage">
            <text:p>100.00%</text:p>
          </table:table-cell>
          <table:table-cell table:style-name="ce13" office:value-type="percentage" office:value="0.2558" calcext:value-type="percentage">
            <text:p>25.58%</text:p>
          </table:table-cell>
          <table:table-cell table:number-columns-repeated="2" table:style-name="ce13" office:value-type="percentage" office:value="0.2093" calcext:value-type="percentage">
            <text:p>20.93%</text:p>
          </table:table-cell>
          <table:table-cell table:style-name="ce20" office:value-type="percentage" office:value="0.9306" calcext:value-type="percentage">
            <text:p>93.06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event time error – start</text:p>
          </table:table-cell>
          <table:table-cell table:style-name="Default" office:value-type="string" calcext:value-type="string">
            <text:p>15 seconds</text:p>
          </table:table-cell>
          <table:table-cell table:style-name="Default" office:value-type="string" calcext:value-type="string">
            <text:p>60 seconds</text:p>
          </table:table-cell>
          <table:table-cell table:number-columns-repeated="2" table:style-name="Default" office:value-type="string" calcext:value-type="string">
            <text:p>120 seconds</text:p>
          </table:table-cell>
          <table:table-cell office:value-type="string" calcext:value-type="string">
            <text:p>2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event time error – end</text:p>
          </table:table-cell>
          <table:table-cell table:style-name="Default" office:value-type="string" calcext:value-type="string">
            <text:p>15 seconds</text:p>
          </table:table-cell>
          <table:table-cell table:style-name="Default" office:value-type="string" calcext:value-type="string">
            <text:p>60 seconds</text:p>
          </table:table-cell>
          <table:table-cell table:number-columns-repeated="2" table:style-name="Default" office:value-type="string" calcext:value-type="string">
            <text:p>90 seconds</text:p>
          </table:table-cell>
          <table:table-cell office:value-type="string" calcext:value-type="string">
            <text:p>2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mpleteness RT1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2" office:value-type="percentage" office:value="0.9781" calcext:value-type="percentage">
            <text:p>97.81%</text:p>
          </table:table-cell>
          <table:table-cell table:style-name="ce17" office:value-type="percentage" office:value="0.9587" calcext:value-type="percentage">
            <text:p>95.87%</text:p>
          </table:table-cell>
          <table:table-cell table:style-name="ce19" office:value-type="percentage" office:value="0.7518" calcext:value-type="percentage">
            <text:p>75.18%</text:p>
          </table:table-cell>
          <table:table-cell table:style-name="ce21" office:value-type="percentage" office:value="0.9836" calcext:value-type="percentage">
            <text:p>98.36%</text:p>
          </table:table-cell>
          <table:table-cell/>
          <table:table-cell table:style-name="ce27" office:value-type="percentage" office:value="1" calcext:value-type="percentage">
            <text:p>100.0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ompleteness RT2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82" calcext:value-type="percentage">
            <text:p>93.8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8345" calcext:value-type="percentage">
            <text:p>83.45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ness CE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587" calcext:value-type="percentage">
            <text:p>95.87%</text:p>
          </table:table-cell>
          <table:table-cell office:value-type="percentage" office:value="0.9192" calcext:value-type="percentage">
            <text:p>91.92%</text:p>
          </table:table-cell>
          <table:table-cell table:style-name="ce7" office:value-type="percentage" office:value="0.9595" calcext:value-type="percentage">
            <text:p>95.95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8" office:value-type="percentage" office:value="1" calcext:value-type="percentage">
            <text:p>100.00%</text:p>
          </table:table-cell>
          <table:table-cell table:style-name="ce21" office:value-type="percentage" office:value="0.9595" calcext:value-type="percentage">
            <text:p>95.95%</text:p>
          </table:table-cell>
          <table:table-cell/>
          <table:table-cell table:style-name="ce2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 min</text:p>
          </table:table-cell>
          <table:table-cell table:number-columns-repeated="4" office:value-type="percentage" office:value="1" calcext:value-type="percentage">
            <text:p>100.00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 max</text:p>
          </table:table-cell>
          <table:table-cell table:number-columns-repeated="4" office:value-type="percentage" office:value="1" calcext:value-type="percentage">
            <text:p>100.00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interval</text:p>
          </table:table-cell>
          <table:table-cell table:style-name="Default" office:value-type="string" calcext:value-type="string">
            <text:p>30 seconds</text:p>
          </table:table-cell>
          <table:table-cell table:style-name="Default" office:value-type="string" calcext:value-type="string">
            <text:p>120 seconds</text:p>
          </table:table-cell>
          <table:table-cell table:number-columns-repeated="2" table:style-name="Default" office:value-type="string" calcext:value-type="string">
            <text:p>300 seconds</text:p>
          </table:table-cell>
          <table:table-cell office:value-type="string" calcext:value-type="string">
            <text:p>6.98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ongevity</text:p>
          </table:table-cell>
          <table:table-cell table:number-columns-repeated="4" table:style-name="ce8" office:value-type="percentage" office:value="1" calcext:value-type="percentage">
            <text:p>100.00%</text:p>
          </table:table-cell>
          <table:table-cell table:style-name="ce22" office:value-type="percentage" office:value="0.985" calcext:value-type="percentage">
            <text:p>98.50%</text:p>
          </table:table-cell>
          <table:table-cell table:style-name="ce24"/>
          <table:table-cell table:style-name="ce2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OBdetection (of risk)</text:p>
          </table:table-cell>
          <table:table-cell table:style-name="ce9" table:formula="of:=[.B9]*([.B11])*([.B14])*([.B17])*([.B21])" office:value-type="percentage" office:value="1" calcext:value-type="percentage">
            <text:p>100.00%</text:p>
          </table:table-cell>
          <table:table-cell table:style-name="ce14" table:formula="of:=[.C9]*([.C11])*([.C14])*([.C17])*([.C21])" office:value-type="percentage" office:value="0.25019798" calcext:value-type="percentage">
            <text:p>25.02%</text:p>
          </table:table-cell>
          <table:table-cell table:style-name="ce14" table:formula="of:=[.D9]*([.D11])*([.D14])*([.D17])*([.D21])" office:value-type="percentage" office:value="0.20065591" calcext:value-type="percentage">
            <text:p>20.07%</text:p>
          </table:table-cell>
          <table:table-cell table:style-name="ce14" table:formula="of:=[.E9]*([.E11])*([.E14])*([.E17])*([.E21])" office:value-type="percentage" office:value="0.15735174" calcext:value-type="percentage">
            <text:p>15.74%</text:p>
          </table:table-cell>
          <table:table-cell table:style-name="ce23" table:formula="of:=[.F9]*([.F11])*([.F14])*([.F17])*([.F21])" office:value-type="percentage" office:value="0.8650929600522" calcext:value-type="percentage">
            <text:p>86.51%</text:p>
          </table:table-cell>
          <table:table-cell/>
          <table:table-cell table:style-name="ce9" table:formula="of:=[.H9]*([.H11])*([.H14])*([.H17])*([.H21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ness</text:p>
          </table:table-cell>
          <table:table-cell table:style-name="Default" office:value-type="string" calcext:value-type="string">
            <text:p>Very effective</text:p>
          </table:table-cell>
          <table:table-cell table:number-columns-repeated="3" table:style-name="Default" office:value-type="string" calcext:value-type="string">
            <text:p>Limited</text:p>
          </table:table-cell>
          <table:table-cell office:value-type="string" calcext:value-type="string">
            <text:p>Very effective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Efficacy Score</text:p>
          </table:table-cell>
          <table:table-cell table:style-name="ce38" table:formula="of:=[.B8]*[.B22]*FracRE" office:value-type="percentage" office:value="0.465721269124006" calcext:value-type="percentage">
            <text:p>46.57%</text:p>
          </table:table-cell>
          <table:table-cell table:style-name="ce43" table:formula="of:=[.C8]*[.C22]*FracRE" office:value-type="percentage" office:value="0.055558310729279" calcext:value-type="percentage">
            <text:p>5.56%</text:p>
          </table:table-cell>
          <table:table-cell table:style-name="ce43" table:formula="of:=[.D8]*[.D22]*FracRE" office:value-type="percentage" office:value="0.0445571279090513" calcext:value-type="percentage">
            <text:p>4.46%</text:p>
          </table:table-cell>
          <table:table-cell table:style-name="ce43" table:formula="of:=[.E8]*[.E22]*FracRE" office:value-type="percentage" office:value="0.0349411168895637" calcext:value-type="percentage">
            <text:p>3.49%</text:p>
          </table:table-cell>
          <table:table-cell table:style-name="ce38" table:formula="of:=[.F8]*[.F22]*FracRE" office:value-type="percentage" office:value="0.37925150565021" calcext:value-type="percentage">
            <text:p>37.93%</text:p>
          </table:table-cell>
          <table:table-cell table:style-name="ce52"/>
          <table:table-cell table:style-name="ce38" table:formula="of:=[.H8]*[.H22]*FracRE" office:value-type="percentage" office:value="0.465721269124006" calcext:value-type="percentage">
            <text:p>46.57%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MAX POSSIBLE SCORE UK AUG 2020</text:p>
          </table:table-cell>
          <table:table-cell table:style-name="ce16" office:value-type="string" calcext:value-type="string" table:number-columns-spanned="3" table:number-rows-spanned="1">
            <text:p>Note: If not an immediate notification of proximity, this will degrade effectiveness further. See Oxford paper March 2020</text:p>
          </table:table-cell>
          <table:covered-table-cell table:style-name="ce18"/>
          <table:covered-table-cell table:style-name="Default"/>
          <table:table-cell table:number-columns-repeated="5"/>
        </table:table-row>
        <table:table-row table:style-name="ro5">
          <table:table-cell/>
          <table:table-cell table:style-name="Default"/>
          <table:table-cell table:style-name="ce16" office:value-type="string" calcext:value-type="string" table:number-columns-spanned="3" table:number-rows-spanned="1">
            <text:p>Note: Some protocols do not guarantee detection if the contact event is less than 2 or 3.5 minutes at the riskiest distance.</text:p>
          </table:table-cell>
          <table:covered-table-cell table:number-columns-repeated="2" table:style-name="Default"/>
          <table:table-cell table:number-columns-repeated="5"/>
        </table:table-row>
      </table:table>
      <table:named-expressions>
        <table:named-expression table:name="FracRE" table:base-cell-address="$FairEfficacyFormula.$B$6" table:expression="['file:///Users/afowler/Documents/customers/nhsx/data/detections-grid-over-time-sonar.ods'#$ReferenceData.$B$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5:24:26.494598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9T08:34:43.060707618</meta:creation-date>
    <dc:date>2020-11-13T15:24:47.620471242</dc:date>
    <meta:editing-duration>PT45M22S</meta:editing-duration>
    <meta:editing-cycles>9</meta:editing-cycles>
    <meta:generator>LibreOffice/6.4.6.2$MacOSX_X86_64 LibreOffice_project/0ce51a4fd21bff07a5c061082cc82c5ed232f115</meta:generator>
    <meta:document-statistic meta:table-count="1" meta:cell-count="157" meta:object-count="0"/>
  </office:meta>
</office:document-meta>
</file>